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ff1" svg:font-family="ff1, Georgia1, Georgia, serif"/>
    <style:font-face style:name="verdana" svg:font-family="verdana, arial"/>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250e54"/>
    </style:style>
    <style:style style:name="P6" style:family="paragraph" style:parent-style-name="Standard" style:list-style-name="L1">
      <style:text-properties officeooo:paragraph-rsid="0010464a"/>
    </style:style>
    <style:style style:name="P7" style:family="paragraph" style:parent-style-name="Standard" style:list-style-name="L1">
      <style:text-properties officeooo:paragraph-rsid="000da6a4"/>
    </style:style>
    <style:style style:name="P8" style:family="paragraph" style:parent-style-name="Standard" style:list-style-name="L1">
      <style:text-properties officeooo:paragraph-rsid="001a6f1a"/>
    </style:style>
    <style:style style:name="P9" style:family="paragraph" style:parent-style-name="Standard" style:list-style-name="L1">
      <style:text-properties officeooo:paragraph-rsid="0017df9f"/>
    </style:style>
    <style:style style:name="P10" style:family="paragraph" style:parent-style-name="Standard" style:list-style-name="L1">
      <style:text-properties officeooo:paragraph-rsid="0008f1cb"/>
    </style:style>
    <style:style style:name="P11" style:family="paragraph" style:parent-style-name="Standard" style:list-style-name="L1">
      <style:text-properties officeooo:paragraph-rsid="000c9637"/>
    </style:style>
    <style:style style:name="P12" style:family="paragraph" style:parent-style-name="Standard" style:list-style-name="L1">
      <style:text-properties officeooo:rsid="0000e3c9" officeooo:paragraph-rsid="0000e3c9"/>
    </style:style>
    <style:style style:name="P13" style:family="paragraph" style:parent-style-name="Standard" style:list-style-name="L1">
      <style:text-properties officeooo:rsid="00250e54" officeooo:paragraph-rsid="00250e54"/>
    </style:style>
    <style:style style:name="P14" style:family="paragraph" style:parent-style-name="Standard" style:list-style-name="L1">
      <style:text-properties officeooo:rsid="002b7a08" officeooo:paragraph-rsid="002b7a08"/>
    </style:style>
    <style:style style:name="P15" style:family="paragraph" style:parent-style-name="Standard" style:list-style-name="L1">
      <style:text-properties officeooo:rsid="002b7a08" officeooo:paragraph-rsid="002c93ee"/>
    </style:style>
    <style:style style:name="P16" style:family="paragraph" style:parent-style-name="Standard" style:list-style-name="L1">
      <style:text-properties officeooo:rsid="0010464a" officeooo:paragraph-rsid="0010464a"/>
    </style:style>
    <style:style style:name="P17" style:family="paragraph" style:parent-style-name="Standard" style:list-style-name="L1">
      <style:text-properties officeooo:rsid="000da6a4" officeooo:paragraph-rsid="0010464a"/>
    </style:style>
    <style:style style:name="P18" style:family="paragraph" style:parent-style-name="Standard" style:list-style-name="L1">
      <style:text-properties officeooo:rsid="000da6a4" officeooo:paragraph-rsid="000da6a4"/>
    </style:style>
    <style:style style:name="P19" style:family="paragraph" style:parent-style-name="Standard" style:list-style-name="L1">
      <style:text-properties officeooo:rsid="0029400d" officeooo:paragraph-rsid="0029400d"/>
    </style:style>
    <style:style style:name="P20" style:family="paragraph" style:parent-style-name="Standard" style:list-style-name="L1">
      <style:text-properties officeooo:rsid="001f1121" officeooo:paragraph-rsid="001f1121"/>
    </style:style>
    <style:style style:name="P21" style:family="paragraph" style:parent-style-name="Standard" style:list-style-name="L1">
      <style:text-properties officeooo:rsid="0017df9f" officeooo:paragraph-rsid="0017df9f"/>
    </style:style>
    <style:style style:name="P22" style:family="paragraph" style:parent-style-name="Standard" style:list-style-name="L1">
      <style:text-properties officeooo:rsid="0011d5a8" officeooo:paragraph-rsid="001252fa"/>
    </style:style>
    <style:style style:name="P23" style:family="paragraph" style:parent-style-name="Standard" style:list-style-name="L1">
      <style:text-properties officeooo:rsid="0011e7e8" officeooo:paragraph-rsid="00131b34"/>
    </style:style>
    <style:style style:name="P24" style:family="paragraph" style:parent-style-name="Standard" style:list-style-name="L1">
      <style:text-properties officeooo:rsid="0011e7e8" officeooo:paragraph-rsid="001252fa"/>
    </style:style>
    <style:style style:name="P25" style:family="paragraph" style:parent-style-name="Standard" style:list-style-name="L1">
      <style:text-properties officeooo:rsid="00131b34" officeooo:paragraph-rsid="00131b34"/>
    </style:style>
    <style:style style:name="P26" style:family="paragraph" style:parent-style-name="Standard" style:list-style-name="L1">
      <style:text-properties style:text-underline-style="solid" style:text-underline-width="auto" style:text-underline-color="font-color" officeooo:rsid="0011e7e8" officeooo:paragraph-rsid="001252fa"/>
    </style:style>
    <style:style style:name="P27" style:family="paragraph" style:parent-style-name="Standard" style:list-style-name="L1">
      <style:text-properties officeooo:rsid="001c6a8d" officeooo:paragraph-rsid="001c6a8d"/>
    </style:style>
    <style:style style:name="P28" style:family="paragraph" style:parent-style-name="Standard" style:list-style-name="L1">
      <style:text-properties officeooo:rsid="0002dda8" officeooo:paragraph-rsid="0002dda8"/>
    </style:style>
    <style:style style:name="P29" style:family="paragraph" style:parent-style-name="Standard" style:list-style-name="L1">
      <style:text-properties officeooo:rsid="00046814" officeooo:paragraph-rsid="00046814"/>
    </style:style>
    <style:style style:name="P30" style:family="paragraph" style:parent-style-name="Standard" style:list-style-name="L1">
      <style:text-properties style:font-name="Times New Roman" fo:font-size="12pt" officeooo:rsid="0008f1cb" officeooo:paragraph-rsid="0008f1cb" style:font-size-asian="12pt" style:font-size-complex="12pt"/>
    </style:style>
    <style:style style:name="P31" style:family="paragraph" style:parent-style-name="Standard" style:list-style-name="L1">
      <style:text-properties fo:font-weight="normal" officeooo:rsid="001f1121" officeooo:paragraph-rsid="001f1121" style:font-weight-asian="normal" style:font-weight-complex="normal"/>
    </style:style>
    <style:style style:name="P32" style:family="paragraph" style:parent-style-name="Standard" style:list-style-name="L1">
      <style:text-properties fo:font-weight="normal" officeooo:paragraph-rsid="0029bb3b"/>
    </style:style>
    <style:style style:name="P33" style:family="paragraph" style:parent-style-name="Standard" style:list-style-name="L1">
      <style:text-properties fo:font-weight="normal" officeooo:rsid="0029bb3b" officeooo:paragraph-rsid="0029bb3b"/>
    </style:style>
    <style:style style:name="P34" style:family="paragraph" style:parent-style-name="Standard" style:list-style-name="L1">
      <style:text-properties fo:font-weight="normal" officeooo:rsid="0029de93" officeooo:paragraph-rsid="0029de93"/>
    </style:style>
    <style:style style:name="P35" style:family="paragraph" style:parent-style-name="Standard" style:list-style-name="L1">
      <style:paragraph-properties fo:margin-left="1.251cm" fo:margin-right="0cm" fo:text-indent="-0.635cm" style:auto-text-indent="false"/>
      <style:text-properties officeooo:paragraph-rsid="00046814"/>
    </style:style>
    <style:style style:name="P36" style:family="paragraph" style:parent-style-name="Text_20_body" style:list-style-name="L1">
      <style:text-properties officeooo:paragraph-rsid="002f4e4c"/>
    </style:style>
    <style:style style:name="P37" style:family="paragraph" style:parent-style-name="Text_20_body" style:list-style-name="L1">
      <style:text-properties officeooo:paragraph-rsid="00308798"/>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62bb5" style:font-weight-asian="normal" style:font-weight-complex="normal"/>
    </style:style>
    <style:style style:name="T14" style:family="text">
      <style:text-properties fo:font-weight="normal" officeooo:rsid="0007b4a2" style:font-weight-asian="normal" style:font-weight-complex="normal"/>
    </style:style>
    <style:style style:name="T15" style:family="text">
      <style:text-properties fo:font-weight="normal" officeooo:rsid="000c2139" style:font-weight-asian="normal" style:font-weight-complex="normal"/>
    </style:style>
    <style:style style:name="T16" style:family="text">
      <style:text-properties style:font-name="Arial1" fo:font-size="18pt" fo:font-weight="normal" style:font-size-asian="18pt" style:font-weight-asian="normal" style:font-weight-complex="normal"/>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fo:font-weight="normal" officeooo:rsid="000c2139" style:font-size-asian="12pt" style:font-weight-asian="normal" style:font-size-complex="12pt" style:font-weight-complex="normal"/>
    </style:style>
    <style:style style:name="T19" style:family="text">
      <style:text-properties style:font-name="Times New Roman" fo:font-size="12pt" fo:font-weight="normal" officeooo:rsid="000c9637"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officeooo:rsid="0008f1cb" style:font-size-asian="12pt" style:font-size-complex="12pt"/>
    </style:style>
    <style:style style:name="T22" style:family="text">
      <style:text-properties style:font-name="Times New Roman" fo:font-size="12pt" officeooo:rsid="000bbe93" style:font-size-asian="12pt" style:font-size-complex="12pt"/>
    </style:style>
    <style:style style:name="T23" style:family="text">
      <style:text-properties style:font-name="Times New Roman" fo:font-size="12pt" officeooo:rsid="000c9637" style:font-size-asian="12pt" style:font-size-complex="12pt"/>
    </style:style>
    <style:style style:name="T24" style:family="text">
      <style:text-properties style:font-name="Times New Roman" fo:font-size="12pt" officeooo:rsid="001122ed" style:font-size-asian="12pt" style:font-size-complex="12pt"/>
    </style:style>
    <style:style style:name="T25" style:family="text">
      <style:text-properties style:font-name="Times New Roman" fo:font-size="12pt" officeooo:rsid="001d1022" style:font-size-asian="12pt" style:font-size-complex="12pt"/>
    </style:style>
    <style:style style:name="T26" style:family="text">
      <style:text-properties style:font-name="Times New Roman" fo:font-size="12pt" officeooo:rsid="001f1121" style:font-size-asian="12pt" style:font-size-complex="12pt"/>
    </style:style>
    <style:style style:name="T27" style:family="text">
      <style:text-properties officeooo:rsid="000da6a4"/>
    </style:style>
    <style:style style:name="T28" style:family="text">
      <style:text-properties officeooo:rsid="0011d5a8"/>
    </style:style>
    <style:style style:name="T29" style:family="text">
      <style:text-properties officeooo:rsid="0014386e"/>
    </style:style>
    <style:style style:name="T30" style:family="text">
      <style:text-properties officeooo:rsid="00155ba4"/>
    </style:style>
    <style:style style:name="T31" style:family="text">
      <style:text-properties officeooo:rsid="0016b0e2"/>
    </style:style>
    <style:style style:name="T32" style:family="text">
      <style:text-properties officeooo:rsid="0014d9a9"/>
    </style:style>
    <style:style style:name="T33" style:family="text">
      <style:text-properties officeooo:rsid="0014eb8e"/>
    </style:style>
    <style:style style:name="T34" style:family="text">
      <style:text-properties officeooo:rsid="0017df9f"/>
    </style:style>
    <style:style style:name="T35" style:family="text">
      <style:text-properties officeooo:rsid="0019d6f2"/>
    </style:style>
    <style:style style:name="T36" style:family="text">
      <style:text-properties officeooo:rsid="001a6f1a"/>
    </style:style>
    <style:style style:name="T37" style:family="text">
      <style:text-properties officeooo:rsid="001f9374"/>
    </style:style>
    <style:style style:name="T38" style:family="text">
      <style:text-properties officeooo:rsid="002346fd"/>
    </style:style>
    <style:style style:name="T39" style:family="text">
      <style:text-properties fo:font-variant="normal" fo:text-transform="none" fo:color="#000000" style:font-name="Times New Roman" fo:font-size="12pt" fo:letter-spacing="normal" fo:font-style="normal" style:font-size-asian="12pt" style:font-size-complex="12pt"/>
    </style:style>
    <style:style style:name="T40"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1"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3" style:family="text">
      <style:text-properties officeooo:rsid="0029bb3b" style:font-weight-asian="normal" style:font-weight-complex="normal"/>
    </style:style>
    <style:style style:name="T44" style:family="text">
      <style:text-properties officeooo:rsid="002f49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677074472487042367" text:style-name="L1">
        <text:list-item>
          <text:p text:style-name="P12"><text:span text:style-name="T4">ERP:</text:span>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12"/>
        </text:list-item>
        <text:list-item>
          <text:p text:style-name="P4"><text:span text:style-name="T4">DSS: </text:span>Decision Support System, sistema de soporte a las decisiones.</text:p>
          <text:p text:style-name="P4"><text:span text:style-name="T38">N</text:span>o hay una definición universalmente aceptada de lo que es un DSS. En general, podemos decir que un DSS es un sistema informático utilizado para servir de apoyo, más que automatizar, el proceso de toma de decisiones.</text:p>
          <text:p text:style-name="P5"><text:span text:style-name="T38">Un data warehouse no es un DSS. Un DW es un componente dominante del </text:span>DSS dirigid<text:span text:style-name="T38">o</text:span> por datos <text:span text:style-name="T38">(</text:span>Data-driven DSS<text:span text:style-name="T38">)</text:span>.</text:p>
          <text:p text:style-name="P13">Data-driven DSS es un tipo de DSS, que hace hincapié en el acceso y la manipulación de datos internos de la empresa, serializados en el tiempo, y datos externos.</text:p>
          <text:p text:style-name="P4">Sistemas de archivos simples, que se accede por herramientas de consulta y recuperación proporcionan el nivel más elemental de funcionalidad.</text:p>
          <text:p text:style-name="P14">La inteligencia de negocios, a menudo referido como BI, es una popularizado, término general introducida por Howard Dresner del Grupo Gartner en 1989 para describir un conjunto de conceptos y métodos para mejorar la toma de decisiones de negocio mediante el uso de sistemas de apoyo computarizado basado en hechos (cf., Nylund, 1999). </text:p>
          <text:p text:style-name="P15">Un sistema de inteligencia de negocios es un DSS impulsado por los datos que soporta principalmente la consulta de una base de datos histórica y la producción de informes periódicos. </text:p>
          <text:p text:style-name="P15">Mi preferencia es utilizar el DSS por datos plazo o apoyo a las decisiones basadas en datos. La inteligencia empresarial se refiere a un propósito específico para algunos DSS por datos.</text:p>
          <text:p text:style-name="P12"/>
        </text:list-item>
        <text:list-item>
          <text:p text:style-name="P6"><text:span text:style-name="T5">BI</text:span><text:span text:style-name="T27">: </text:span>inteligencia empresarial, inteligencia de negocios.</text:p>
          <text:p text:style-name="P16">La capacidad de reunir y reaccionar en consecuencia en base a la información obtenida, es una habilidad en la que Furnese sobresalió, y es hoy en día el corazón mismo de BI.</text:p>
          <text:p text:style-name="P17">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7"><text:span text:style-name="T27">La Inteligencia de Negocios tiene sus raíces en los Sistemas de Información Ejecutiva </text:span>(Executive Information Systems – EIS<text:span text:style-name="T27">) y en los Sistemas para la Toma de Decisiones (Decision Support Systems – DSS), pero ha evolucionado y se ha transformado en todo </text:span></text:p>
          <text:p text:style-name="P18">un conjunto de tecnologías capaces de satisfacer a una gran gama de usuarios junto a </text:p>
          <text:p text:style-name="P18">sus necesidades específicas en cuanto al análisis de información, para convertirse en información que enriquezca las decisiones de los usuarios.</text:p>
          <text:p text:style-name="P4"><text:span text:style-name="T27">Debido a que para llevar a cabo BI, es necesario gestionar datos guardados en </text:span>diversos<text:span text:style-name="T27"> formatos, fuentes y tipos, para luego depurarlos e integrarlos, además de almacenarlos en un solo destino o base de datos que permita su posterior análisis y exploración, </text:span></text:p>
          <text:p text:style-name="P18">es imperativo y de vital importancia contar con un proceso que satisfaga todas estas necesidades. Este proceso se denomina Data Warehousing.</text:p>
          <text:p text:style-name="P19">Vendedores y analistas de sistemas de información tienden a usar el término para una categoría de herramientas de software que pueden ser utilizados para extraer y analizar los datos de las bases de datos corporativas. El software de inteligencia empresarial más utilizadado es conocido como una herramienta de "consulta y presentación de informes".</text:p>
          <text:p text:style-name="P18"/>
        </text:list-item>
        <text:list-item>
          <text:p text:style-name="P8"><text:span text:style-name="T6">DW, ¿Qué es?</text:span><text:span text:style-name="T28">: </text:span>almacén de datos.</text:p>
          <text:p text:style-name="P4">Bill Inmon fue uno de los primeros autores en escribir sobre el tema de los almacenes de <text:soft-page-break/>datos, define un <text:span text:style-name="T36">DW</text:span> en términos de <text:span text:style-name="T36">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20">Cuando se define DW en términos de sus características, se dice no volátil por el hecho de que los datos no son transitorios.</text:p>
          <text:p text:style-name="P4"/>
          <text:p text:style-name="P9"><text:span text:style-name="T34">Definición </text:span>centra<text:span text:style-name="T35">da</text:span> en los datos en sí mismos:</text:p>
          <text:p text:style-name="P21">Se trata, sobre todo, de un expediente completo de una organización, más allá de la información transaccional y operacional. Almacenado en una base de datos diseñada para favorecer el análisis y la divulgación eficiente de datos.</text:p>
          <text:p text:style-name="P22">La misión del almacén de datos es la publicación de datos de la organización, para apoyar más eficazmente la toma de decisiones.</text:p>
          <text:p text:style-name="P22">Aplicaciones de bases de datos transaccionales se encuentran en el mundo corporativ<text:span text:style-name="T29">o desde hace más de</text:span> 30 años. Aunque se ha introducido datos en aplicaciones de transacciones dedicadas, durante décadas, se ha hecho evidente que conseguir</text:p>
          <text:p text:style-name="P22">los datos de estos sistemas con fines analíticos es demasiado difícil. Billones de</text:p>
          <text:p text:style-name="P22">dólares se han gastado <text:span text:style-name="T30">en </text:span>aplicaciones de bases de datos, <text:span text:style-name="T30">que</text:span> mant<text:span text:style-name="T31">ienen </text:span>prisionero <text:span text:style-name="T32">los datos </text:span>dentro de ellos.</text:p>
        </text:list-item>
      </text:list>
      <text:p text:style-name="P3"/>
      <text:list xml:id="list173259212266576" text:continue-numbering="true" text:style-name="L1">
        <text:list-item>
          <text:p text:style-name="P23"><text:span text:style-name="T4">DW, arquitectura</text:span>:</text:p>
          <text:p text:style-name="P25">La preparación de los datos, a menudo llamada la gestión de datos, implica la adquisición de datos y <text:s/><text:span text:style-name="T33">su </text:span>transform<text:span text:style-name="T33">ación</text:span> en información, en última instancia, se entrega esa información</text:p>
          <text:p text:style-name="P25">al front room.</text:p>
          <text:p text:style-name="P25">El acceso a los datos, por parte de los usuarios, está restringido a el front room.</text:p>
          <text:p text:style-name="P23">El entorno de un almacén de datos incluye varios componentes, cada uno</text:p>
          <text:p text:style-name="P24">con su propio conjunto de diseños, técnicas, herramientas y productos. Es importante recordar que ninguna de estas cosas por sí solo constituye un almacén de datos.</text:p>
          <text:p text:style-name="P26"/>
        </text:list-item>
        <text:list-item>
          <text:p text:style-name="P4"><text:span text:style-name="T7">OLTP vs. DW</text:span><text:span text:style-name="T44">: </text:span>Los sistemas OLTP son bases de datos orientadas al procesamiento de transacciones. L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 El proceso transaccional es típico de las bases de datos operacionales.</text:p>
          <text:p text:style-name="P36">Gran rigidez a la hora de extraer datos, de manera que el usuario tiene que ceñirse a los informes predefinidos que se configuraron en el momento de la implantación, y que no siempre responden a sus dudas reales.</text:p>
          <text:p text:style-name="P36">Necesidad de conocimientos técnicos. Para la generación de nuevos informes o métricas suele resultar ineludible acudir al departamento técnico, solicitando una consulta adecuada para interrogar la base de datos.</text:p>
          <text:p text:style-name="P37">Largos tiempos de respuesta</text:p>
          <text:p text:style-name="P4">Ausencia de información histórica. Los datos almacenados en los sistemas operacionales están diseñados para llevar la empresa al día</text:p>
          <text:p text:style-name="P4"/>
          <text:p text:style-name="P4">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 Este sistema es típico de los datamarts.</text:p>
          <text:p text:style-name="P24"/>
        </text:list-item>
        <text:list-item>
          <text:p text:style-name="P27"><text:soft-page-break/><text:span text:style-name="T4">Data mart</text:span>: </text:p>
          <text:p text:style-name="P27">Top-Down: Como se puede apreciar, el DW es cargado a través de procesos ETL y luego este alimenta a los diferentes DM, cada uno de los cuales recibirá los datos que corres- </text:p>
          <text:p text:style-name="P27">pondan al tema o departamento que traten. </text:p>
          <text:p text:style-name="P27">Esta forma de implementación cuenta con la ventaja de no tener que incurrir en </text:p>
          <text:p text:style-name="P27">complicadas sincronizaciones de hechos, pero requiere una gran inversión y una </text:p>
          <text:p text:style-name="P27">gran cantidad de tiempo de construcción.</text:p>
          <text:p text:style-name="P27">Bottom-Up: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7">creados y cargados todos los DM, se procederá a su integración con el depósito. </text:p>
          <text:p text:style-name="P27">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7"/>
        </text:list-item>
        <text:list-item>
          <text:p text:style-name="P28"><text:span text:style-name="T4">Hechos:</text:span> Son las medidas de negocios (o indicadores de negocios) a los que el usuario final quiere observar y sobre los cuales quiere tener conocimientos.</text:p>
          <text:p text:style-name="P28"/>
        </text:list-item>
        <text:list-item>
          <text:p text:style-name="P28"><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173259367416292" text:continue-numbering="true" text:style-name="L1">
        <text:list-item>
          <text:p text:style-name="P29"><text:span text:style-name="T4">Esquemas dimensionales:</text:span>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29">Un esquema dimensional <text:span text:style-name="T4">físico </text:span><text:span text:style-name="T12">generalmente los objetos que contiene son en realidad tablas de base de datos.</text:span></text:p>
            </text:list-item>
            <text:list-item>
              <text:p text:style-name="P29"><text:span text:style-name="T12">Un esquema dimensional </text:span><text:span text:style-name="T4">lógico </text:span><text:span text:style-name="T13">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10"><text:span text:style-name="T8">E</text:span><text:span text:style-name="T9">squema de estrella:</text:span><text:span text:style-name="T14"> En este tipo de esquemas nos encontraremos con</text:span><text:span text:style-name="T16"> </text:span><text:span text:style-name="T17">una tabla de hechos, rodeada de tablas de </text:span><text:span text:style-name="T20">dimensiones. En la tabla de hechos tendremos un campo por cada dimensión, </text:span><text:span text:style-name="T22">el</text:span><text:span text:style-name="T20"> </text:span><text:span text:style-name="T22">cual hace referencia a la clave primaria de la misma </text:span><text:span text:style-name="T21">(por medio de é</text:span><text:span text:style-name="T22">stos</text:span><text:span text:style-name="T21"> luego se podrá recuperar la información necesaria para cada hecho)</text:span><text:span text:style-name="T20"> y las métricas que quieren ser evaluadas. </text:span><text:span text:style-name="T22">La combinación de estas </text:span><text:span text:style-name="T24">forman, generalmente, la clave primaria de la tabla de hechos.</text:span><text:span text:style-name="T20"> Por otra parte, cada dimensión tendrá su campo clave y otros campos en los que se almacenan las correspondientes descripciones que son de utilidad en el ambiente de negocios. </text:span><text:span text:style-name="T21">EJEMPLO</text:span></text:p>
          <text:p text:style-name="P30"/>
        </text:list-item>
        <text:list-item>
          <text:p text:style-name="P11"><text:span text:style-name="T10">Esquema de copo de nieve:</text:span><text:span text:style-name="T15"> </text:span><text:span text:style-name="T18">Este otro tipo de esquemas, es similar al esquema de estrella salvo por cierto detalle, </text:span><text:span text:style-name="T20">las dimensiones pueden, a su vez, estar conectadas con otras tablas de dimensiones. Es decir, tendremos</text:span><text:span text:style-name="T23"> una tabla de hechos rodeada de tablas de dimensiones que nuevamente están conectadas con otras tablas de dimensiones con una relación muchos </text:span><text:soft-page-break/><text:span text:style-name="T23">a uno. Cada una de las dimensiones conectadas con una dimensión representan un nivel jerárquico para la dimensión en si misma (por ejemplo, para la dimensión país, podríamos tener una tabla para país, otra para provincia y otra para ciudad)</text:span><text:span text:style-name="T18">. </text:span><text:span text:style-name="T19">En el ejemplo anterior se ve claramente que una dimensión se implementa con mas de una tabla.</text:span><text:span text:style-name="T20"> La razón de ésto es buscar una normalización de las tablas, con lo cual se logra reducir espacio de almacenamiento al eliminar redundancia en los datos. </text:span><text:span text:style-name="T25">Al tener una dimensión (la cual sería representada por una tabla en la base de datos) representada por varias tablas, se logra facilitar el mantenimiento de la dime</text:span><text:span text:style-name="T26">n</text:span><text:span text:style-name="T25">sión.</text:span></text:p>
          <text:p text:style-name="P11"><text:span text:style-name="T25"/></text:p>
        </text:list-item>
        <text:list-item>
          <text:p text:style-name="P31"><text:span text:style-name="T4">Esquema de constelación:</text:span> En este tipo de esquemas se <text:span text:style-name="T37">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1"/>
        </text:list-item>
        <text:list-item>
          <text:p text:style-name="P32"><text:span text:style-name="T11">Dimensión tiempo:</text:span><text:span text:style-name="T43"> </text:span><text:span text:style-name="T39">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3"><text:span text:style-name="T39">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2">Date</text:span><text:span text:style-name="T39"> o un valor de tipo </text:span><text:span text:style-name="T42">Entero</text:span><text:span text:style-name="T39">:</text:span></text:p>
          <text:list>
            <text:list-item>
              <text:p text:style-name="P33"><text:span text:style-name="T39">Si usamos el tipo </text:span><text:span text:style-name="T42">Date</text:span><text:span text:style-name="T39"> para <text:s/>el campo clave, costaría mucho espacio en comparación con un entero y relentizarían los tiempos de respuesta ya que para los motores de consulta resulta más costosa la comparación con este tipo de campos que con uno entero.</text:span></text:p>
            </text:list-item>
            <text:list-item>
              <text:p text:style-name="P33"><text:span text:style-name="T39">Si elegimos un valor de tipo </text:span><text:span text:style-name="T42">Entero </text:span><text:span text:style-name="T40">tenemos dos opciones:</text:span></text:p>
              <text:list>
                <text:list-item>
                  <text:p text:style-name="P33"><text:span text:style-name="T40">Utilizar un campo autoincremental, el cual tiene la siguiente forma: 1, 2, 3, …, 5140, … con lo cual el costo de almacenamiento en disco se reduciría </text:span><text:span text:style-name="T41">considerablemente y los tiempos de respuesta bajan ya que la comparación entre enteros no es algo costoso. Con esta representación se torna confuso con que fecha se está tratando.</text:span></text:p>
                </text:list-item>
                <text:list-item>
                  <text:p text:style-name="P34"><text:span text:style-name="T41">U</text:span><text:span text:style-name="T40">tilizar un campo de la forma yyyyMMdd, por ejemplo 20150315, se obtienen los mismos beneficios que los recien planteados y se agrega una mejor comprensión a la hora de visualizar los registros.</text:span></text:p>
                </text:list-item>
              </text:list>
            </text:list-item>
          </text:list>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ff1" svg:font-family="ff1, Georgia1, Georgia, serif"/>
    <style:font-face style:name="verdana" svg:font-family="verdana, arial"/>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8T17:32:58.592932711</dc:date>
    <meta:editing-duration>PT6H26M44S</meta:editing-duration>
    <meta:editing-cycles>40</meta:editing-cycles>
    <meta:generator>LibreOffice/4.1.3.2$Linux_X86_64 LibreOffice_project/410m0$Build-2</meta:generator>
    <meta:document-statistic meta:table-count="0" meta:image-count="0" meta:object-count="0" meta:page-count="4" meta:paragraph-count="78" meta:word-count="2209" meta:character-count="13114" meta:non-whitespace-character-count="11031"/>
  </office:meta>
</office:document-meta>
</file>